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ref. Pomódl się, Miriam,</text:span><text:span text:style-name="T1"><text:line-break/></text:span><text:span text:style-name="T1">aby Twój Syn żył we mnie,</text:span><text:span text:style-name="T1"><text:line-break/></text:span><text:span text:style-name="T1">pomódl się,</text:span><text:span text:style-name="T1"><text:line-break/></text:span><text:span text:style-name="T1">by Jezus we mnie żył.</text:span><text:span text:style-name="T1"><text:line-break/></text:span><text:span text:style-name="T1">Gdzie Ty jesteś,</text:span><text:span text:style-name="T1"><text:line-break/></text:span><text:span text:style-name="T1">zstępuje Duch Święty.</text:span><text:span text:style-name="T1"><text:line-break/></text:span><text:span text:style-name="T1">Gdzie Ty jesteś,</text:span><text:span text:style-name="T1"><text:line-break/></text:span><text:span text:style-name="T1">niebo staje się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1. Miriam, Tyś jest</text:span><text:span text:style-name="T1"><text:line-break/></text:span><text:span text:style-name="T1">bramą do nieba,</text:span><text:span text:style-name="T1"><text:line-break/></text:span><text:span text:style-name="T1">moim niebem</text:span><text:span text:style-name="T1"><text:line-break/></text:span><text:span text:style-name="T1">jest Twój Syn.</text:span><text:span text:style-name="T1"><text:line-break/></text:span><text:span text:style-name="T1">Weź mnie, weź mnie,</text:span><text:span text:style-name="T1"><text:line-break/></text:span><text:span text:style-name="T1">do swego łona,</text:span><text:span text:style-name="T1"><text:line-break/></text:span><text:span text:style-name="T1">bym bóstwem Jezusa</text:span><text:span text:style-name="T1"><text:line-break/></text:span><text:span text:style-name="T1">zajaśniał jak T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ref. Pomódl się, Miriam,</text:span><text:span text:style-name="T1"><text:line-break/></text:span><text:span text:style-name="T1">aby Twój Syn żył we mnie,</text:span><text:span text:style-name="T1"><text:line-break/></text:span><text:span text:style-name="T1">pomódl się,</text:span><text:span text:style-name="T1"><text:line-break/></text:span><text:span text:style-name="T1">by Jezus we mnie żył.</text:span><text:span text:style-name="T1"><text:line-break/></text:span><text:span text:style-name="T1">Gdzie Ty jesteś,</text:span><text:span text:style-name="T1"><text:line-break/></text:span><text:span text:style-name="T1">zstępuje Duch Święty.</text:span><text:span text:style-name="T1"><text:line-break/></text:span><text:span text:style-name="T1">Gdzie Ty jesteś,</text:span><text:span text:style-name="T1"><text:line-break/></text:span><text:span text:style-name="T1">niebo staje się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Gdybym umarł,</text:span><text:span text:style-name="T1"><text:line-break/></text:span><text:span text:style-name="T1">Jezus żyłby we mnie.</text:span><text:span text:style-name="T1"><text:line-break/></text:span><text:span text:style-name="T1">Gdybym umarł,</text:span><text:span text:style-name="T1"><text:line-break/></text:span><text:span text:style-name="T1">odpocząłbym.</text:span><text:span text:style-name="T1"><text:line-break/></text:span><text:span text:style-name="T1">Przyspiesz, przyspiesz</text:span><text:span text:style-name="T1"><text:line-break/></text:span><text:span text:style-name="T1">moją śmierć.</text:span><text:span text:style-name="T1"><text:line-break/></text:span><text:span text:style-name="T1">Pragnę umrzeć,</text:span><text:span text:style-name="T1"><text:line-break/></text:span><text:span text:style-name="T1">aby żyć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ref. Pomódl się, Miriam,</text:span><text:span text:style-name="T1"><text:line-break/></text:span><text:span text:style-name="T1">aby Twój Syn żył we mnie,</text:span><text:span text:style-name="T1"><text:line-break/></text:span><text:span text:style-name="T1">pomódl się,</text:span><text:span text:style-name="T1"><text:line-break/></text:span><text:span text:style-name="T1">by Jezus we mnie żył.</text:span><text:span text:style-name="T1"><text:line-break/></text:span><text:span text:style-name="T1">Gdzie Ty jesteś,</text:span><text:span text:style-name="T1"><text:line-break/></text:span><text:span text:style-name="T1">zstępuje Duch Święty.</text:span><text:span text:style-name="T1"><text:line-break/></text:span><text:span text:style-name="T1">Gdzie Ty jesteś,</text:span><text:span text:style-name="T1"><text:line-break/></text:span><text:span text:style-name="T1">niebo staje się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5:23:11</meta:creation-date>
    <dc:creator>Rafał Talacha</dc:creator>
    <dc:date>2009-01-27T08:58:22</dc:date>
    <dc:language>pl-PL</dc:language>
    <meta:editing-cycles>5</meta:editing-cycles>
    <meta:editing-duration>PT5M46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